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hodology</text:p>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p text:style-name="First_20_paragraph">There are particular limitations in the kind of empirical research that characterises many studies involving.</text:p>
      <text:p text:style-name="Text_20_body">Many of these limitations involve research in to background cultures of participants and how they can be involved into making activities and a focus on creating and sustaining an authentic learning environment.</text:p>
      <text:p text:style-name="Text_20_body">The focus of this study is on the construction of shared meaning and practices as part of an emerging community of game makers. 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For the focus of this study on developing game coding abilities particular aspects of importance are of understanding of the importance of context, and the ongoing development of cultural artefacts</text:p>
      <text:p text:style-name="Text_20_body">As we have seen in the literature review on game making, context plays out in the way that xy, and z.</text:p>
      <text:p text:style-name="Text_20_body">Barab and Squire <text:reference-mark-start text:name="ZOTERO_ITEM CSL_CITATION {&quot;citationID&quot;:&quot;kuuxfith&quot;,&quot;properties&quot;:{&quot;formattedCitation&quot;:&quot;(Barab and Squire, 2004)&quot;,&quot;plainCitation&quot;:&quot;(Barab and Squire, 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22rFC2TJ7m"/>(Barab and Squire, 2004)<text:reference-mark-end text:name="ZOTERO_ITEM CSL_CITATION {&quot;citationID&quot;:&quot;kuuxfith&quot;,&quot;properties&quot;:{&quot;formattedCitation&quot;:&quot;(Barab and Squire, 2004)&quot;,&quot;plainCitation&quot;:&quot;(Barab and Squire, 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22rFC2TJ7m"/></text:p>
      <text:h text:style-name="Heading_20_2" text:outline-level="2"><text:bookmark-start text:name="why-a-social-focus-rather-than-piagets-constructivism"/>Why a social focus rather than Piaget’s constructivism<text:bookmark-end text:name="why-a-social-focus-rather-than-piagets-constructivism"/></text:h>
      <text:p text:style-name="First_20_paragraph">Cobb <text:reference-mark-start text:name="ZOTERO_ITEM CSL_CITATION {&quot;citationID&quot;:&quot;pagduekd&quot;,&quot;properties&quot;:{&quot;formattedCitation&quot;:&quot;(1994)&quot;,&quot;plainCitation&quot;:&quot;(1994)&quot;,&quot;noteIndex&quot;:0},&quot;citationItems&quot;:[{&quot;id&quot;:3173,&quot;uris&quot;:[&quot;http://zotero.org/users/1913249/items/NA88VYVT&quot;],&quot;itemData&quot;:{&quot;id&quot;:3173,&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gngz9vK73Y"/>(1994)<text:reference-mark-end text:name="ZOTERO_ITEM CSL_CITATION {&quot;citationID&quot;:&quot;pagduekd&quot;,&quot;properties&quot;:{&quot;formattedCitation&quot;:&quot;(1994)&quot;,&quot;plainCitation&quot;:&quot;(1994)&quot;,&quot;noteIndex&quot;:0},&quot;citationItems&quot;:[{&quot;id&quot;:3173,&quot;uris&quot;:[&quot;http://zotero.org/users/1913249/items/NA88VYVT&quot;],&quot;itemData&quot;:{&quot;id&quot;:3173,&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gngz9vK73Y"/>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Ackermann, 2001).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 1992). Some of the specifics of these processes have already been named in the section above looking at collaboration. Other concepts of value <text:soft-page-break/>include Vygotsky’s concept of mediated action Wertsch, 1994); Rogoff’s take on guided participation within a community of learners Rogoff, 1993); and more detailed analysis of roles community-based transfer of knowledge in practice Lave and Wenger, 1991).</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Kafai and Burke, 2015). Kafai and Burke draw on the conceptions of Rogoff 1993) of personal, social and community learning planes to advocate the wide-ranging benefits of ‘constructionist gaming’. However for this study constructionism seems of best value in providing design guidelines but much weaker as either an underlying theoretical or analytical framework.</text:p>
      <text:p text:style-name="Text_20_body">As my study seeks to address cultural factors which act as barriers to participation in digital making, it requires a method of research which allows the detailed description and evaluation of complex, emergent learning environments. While other suitable methodological approaches exist including participatory design Muller, 2007), ethnography and guided participation, Rogoff et al., 1993), communities of practice Lave and Wenger, 1991), Activity Theory , I have chosen</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zhunukxh&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t1YnKetJ0N"/>(Brown, 1992)<text:reference-mark-end text:name="ZOTERO_ITEM CSL_CITATION {&quot;citationID&quot;:&quot;zhunukxh&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t1YnKetJ0N"/>. Design based research is a varied discipline which can take a multitude of forms <text:reference-mark-start text:name="ZOTERO_ITEM CSL_CITATION {&quot;citationID&quot;:&quot;jbalbgzx&quot;,&quot;properties&quot;:{&quot;formattedCitation&quot;:&quot;(McKenney and Reeves, 2021)&quot;,&quot;plainCitation&quot;:&quot;(McKenney and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TTDyJmiihv"/>(McKenney and Reeves, 2021)<text:reference-mark-end text:name="ZOTERO_ITEM CSL_CITATION {&quot;citationID&quot;:&quot;jbalbgzx&quot;,&quot;properties&quot;:{&quot;formattedCitation&quot;:&quot;(McKenney and Reeves, 2021)&quot;,&quot;plainCitation&quot;:&quot;(McKenney and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TTDyJmiihv"/>. The core elements include: research as an intervention, iteration, involvement of participants in the evolution of designs, and a flexibility of research outcome based on how events unfold <text:reference-mark-start text:name="ZOTERO_ITEM CSL_CITATION {&quot;citationID&quot;:&quot;yyshtqjr&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gmlMI65qld"/>(Easterday et al., 2014)<text:reference-mark-end text:name="ZOTERO_ITEM CSL_CITATION {&quot;citationID&quot;:&quot;yyshtqjr&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gmlMI65qld"/>.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prwlykvr&quot;,&quot;properties&quot;:{&quot;formattedCitation&quot;:&quot;(Cobb et al., 2003a)&quot;,&quot;plainCitation&quot;:&quot;(Cobb et al., 2003a)&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citation-key&quot;:&quot;cobb_design_2003-2&quot;},&quot;prefix&quot;:&quot;&quot;,&quot;suffix&quot;:&quot;&quot;}],&quot;schema&quot;:&quot;https://github.com/citation-style-language/schema/raw/master/csl-citation.json&quot;} RNDuhRZs15Pzg"/>(Cobb et al., 2003a)<text:reference-mark-end text:name="ZOTERO_ITEM CSL_CITATION {&quot;citationID&quot;:&quot;prwlykvr&quot;,&quot;properties&quot;:{&quot;formattedCitation&quot;:&quot;(Cobb et al., 2003a)&quot;,&quot;plainCitation&quot;:&quot;(Cobb et al., 2003a)&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citation-key&quot;:&quot;cobb_design_2003-2&quot;},&quot;prefix&quot;:&quot;&quot;,&quot;suffix&quot;:&quot;&quot;}],&quot;schema&quot;:&quot;https://github.com/citation-style-language/schema/raw/master/csl-citation.json&quot;} RNDuhRZs15Pzg"/>.</text:p>
      <text:p text:style-name="Text_20_body">Barab and Squire <text:reference-mark-start text:name="ZOTERO_ITEM CSL_CITATION {&quot;citationID&quot;:&quot;huhlfeho&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sGFGH1iKL6"/>(2004)<text:reference-mark-end text:name="ZOTERO_ITEM CSL_CITATION {&quot;citationID&quot;:&quot;huhlfeho&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sGFGH1iKL6"/>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jtjhgpgd&quot;,&quot;properties&quot;:{&quot;formattedCitation&quot;:&quot;(Barab et al., 2004; Cobb et al., 2003b; Downing-Wilson et al., 2011)&quot;,&quot;plainCitation&quot;:&quot;(Barab et al., 2004; Cobb et al., 2003b;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citation-key&quot;:&quot;cobb_design_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3epYXBcOE3"/>(Barab et al., 2004; Cobb et al., 2003b; <text:soft-page-break/>Downing-Wilson et al., 2011)<text:reference-mark-end text:name="ZOTERO_ITEM CSL_CITATION {&quot;citationID&quot;:&quot;jtjhgpgd&quot;,&quot;properties&quot;:{&quot;formattedCitation&quot;:&quot;(Barab et al., 2004; Cobb et al., 2003b; Downing-Wilson et al., 2011)&quot;,&quot;plainCitation&quot;:&quot;(Barab et al., 2004; Cobb et al., 2003b;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citation-key&quot;:&quot;cobb_design_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3epYXBcOE3"/>.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 I am guided by approaches which use video to develop both in-depth thematic analysis and broader narratives such as case studies Derry et al., 2010). I will use a variant of discourse analysis to explore interactions of participants captured on video recordings. Mercer and colleagues identify discourse analysis as a loose associations of methods to support linguistic analysis of interactions to identify emergent patterns Mercer et al., 2004). While a common pattern in classroom interactions is that of IRF, initiation (teacher), response (student) and follow up (teacher) Sinclair and Coulthard, 1975), the inherent assumption that a teacher will be leading an activity will not consistently be appropriate for my study; although at times a parent may take this role. Other discourse analysis frameworks that take a sociocultural approach Lyle, 1993; Phillips, 1985), and specifically those from project focused studies Hmelo-Silver and Barrows, 2008; Moje et al., 2001), may be of greater use to allow more detailed treatment of the incorporation of tools and cultural artefacts into a collective discourse. To avoid distraction from AT as my principle analytical framework I am in agreement with Wells 1999, p. 172) who proposes the use of AT’s concepts to situate ‘spoken discourse ... as one, but only one, of the semiotic tools that participants use to achieve the goals of action’. Thus Wells proposes that analysis of dialogue should take place in combination with other action not involving talk and in relation to wider activity goal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text:soft-page-break/>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 Again while diversity of data invites drawing on diverse methods of analysis, AT will provide a foundation for the analysis of these diverse data.</text:p>
      <text:h text:style-name="Heading_20_2" text:outline-level="2"><text:bookmark-start text:name="data-analysis-methods-and-justification"/>Data analysis methods and justification<text:bookmark-end text:name="data-analysis-methods-and-justification"/></text:h>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 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3" text:outline-level="3"><text:bookmark-start text:name="journal-notes-on-participation-partial-screen-capture-data"/>Journal notes on participation, partial screen capture data,<text:bookmark-end text:name="journal-notes-on-participation-partial-screen-capture-data"/></text:h>
      <text:p text:style-name="First_20_paragraph">In early stages of delivery I adopted an open project based approach. I will later describe how this evolved in to a template game using a javascript game making library and an online tool used for phases 1-4 which participants were invited to add to and alter.</text:p>
      <text:p text:style-name="Text_20_body">The last iterations of the learning design adopted the MakeCode Arcade tool as a new game authoring tool. This block based programming environment reduced participant coding errors allowing a greater focus on game making concepts.</text:p>
      <text:p text:style-name="Text_20_body">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I am guided by approaches which use video to develop both in-depth thematic analysis and broader narratives such as case studies (Derry et al., 2010). I will use a variant of discourse analysis to explore interactions of participants captured on video recordings. Mercer and colleagues identify discourse analysis as a loose associations of methods to support linguistic analysis of interactions to identify emergent patterns (Mercer et al., 2004). While a common pattern in classroom interactions is that of IRF, initiation (teacher), response (student) and follow up (teacher) (Sinclair and Coulthard, 1975), the inherent assumption that a teacher will be leading an activity will not consistently be appropriate for my study; although at times a parent <text:soft-page-break/>may take this role. Other discourse analysis frameworks that take a sociocultural approach (Lyle, 1993; Phillips, 1985), and specifically those from project focused studies (Hmelo-Silver and Barrows, 2008; Moje et al., 2001), may be of greater use to allow more detailed treatment of the incorporation of tools and cultural artefacts into a collective discourse.</text:p>
      <text:p text:style-name="Text_20_body"/>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p text:style-name="Text_20_body"/>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p text:style-name="Text_20_body"/>
      <text:h text:style-name="Heading_20_2" text:outline-level="2"><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Perhaps represent this as a table. Not sure if the title tries to do too much.</text:p>
      <text:h text:style-name="Heading_20_3" text:outline-level="3"><text:bookmark-start text:name="rq1---what-game-making-pedagogies-exist--"/>RQ1 - What game making pedagogies exist? -<text:bookmark-end text:name="rq1---what-game-making-pedagogies-exist--"/></text:h>
      <text:p text:style-name="First_20_paragraph">This has already answered been addressed in the Literature Review.</text:p>
      <text:h text:style-name="Heading_20_3" text:outline-level="3"><text:bookmark-start text:name="rq2---how-can-you-apply-project-based-learning-principles-and-inclusive-teaching-methods-to-a-game-making-creative-coding"/>RQ2 - How can you apply Project Based Learning principles (and inclusive teaching methods) to a game making / creative coding?<text:bookmark-end text:name="rq2---how-can-you-apply-project-based-learning-principles-and-inclusive-teaching-methods-to-a-game-making-creative-coding"/></text:h>
      <text:p text:style-name="First_20_paragraph">This is covered in the first results chapter on evolution of the design. Working title “Evolution of 3M model”</text:p>
      <text:p text:style-name="Text_20_body">The formation of</text:p>
      <text:list xml:id="list2544885240" text:style-name="L1">
        <text:list-item>
          <text:p text:style-name="P2">Literature review -</text:p>
        </text:list-item>
        <text:list-item>
          <text:p text:style-name="P2">Interviews with practitioners guided the design in broad principles.</text:p>
        </text:list-item>
        <text:list-item>
          <text:p text:style-name="P2">Interviews with participants some informal and some formal instructed directly adaptations to design</text:p>
        </text:list-item>
        <text:list-item>
          <text:p text:style-name="P2"><text:soft-page-break/>Journal notes</text:p>
        </text:list-item>
        <text:list-item>
          <text:p text:style-name="P2">Changes to the resources themselves - in tandem with journal notes,<text:line-break/></text:p>
        </text:list-item>
        <text:list-item>
          <text:p text:style-name="P2">Analysis of video data (stage one)</text:p>
        </text:list-item>
      </text:list>
      <text:h text:style-name="Heading_20_3" text:outline-level="3"><text:bookmark-start text:name="rq3---how-do-game-patterns-support-the-development-of-coding-practices-with-novices"/>RQ3 - How do game patterns support the development of coding practices with novices?<text:bookmark-end text:name="rq3---how-do-game-patterns-support-the-development-of-coding-practices-with-novices"/></text:h>
      <text:p text:style-name="First_20_paragraph">This is an interesting one to code for And also related to autonomy?</text:p>
      <text:h text:style-name="Heading_20_3" text:outline-level="3"><text:bookmark-start text:name="rq4---what-effect-does-a-pedagogical-model-focused-on-pbl-principles-especially-learner-choice-have-on-parent-and-child-learner-experiences-of-digital-game-making"/>RQ4 - What effect does a pedagogical model focused on PBL principles (especially learner choice) have on parent and child learner experiences of digital game making ?<text:bookmark-end text:name="rq4---what-effect-does-a-pedagogical-model-focused-on-pbl-principles-especially-learner-choice-have-on-parent-and-child-learner-experiences-of-digital-game-making"/></text:h>
      <text:p text:style-name="First_20_paragraph">what about focusing on agency / autonomy / self regulation for this question.</text:p>
      <text:h text:style-name="Heading_20_3" text:outline-level="3"><text:bookmark-start text:name="description-of-phases"/>Description of Phases<text:bookmark-end text:name="description-of-phases"/></text:h>
      <text:p text:style-name="First_20_paragraph">I have carried out three stages of pilot workshops with home educator families. I will outline activities that have taken place at each stage of activity and include some early results.</text:p>
      <text:h text:style-name="Heading_20_4" text:outline-level="4"><text:bookmark-start text:name="common-between-phases"/>Common between Phases<text:bookmark-end text:name="common-between-phases"/></text:h>
      <text:p text:style-name="First_20_paragraph">Certain features either common practice, or inspired by research and interviews, were common to all phases.</text:p>
      <text:list xml:id="list3244138315" text:style-name="L2">
        <text:list-item>
          <text:p text:style-name="P3">Playtesting</text:p>
        </text:list-item>
        <text:list-item>
          <text:p text:style-name="P3">Showcase</text:p>
        </text:list-item>
      </text:list>
      <text:h text:style-name="Heading_20_4" text:outline-level="4"><text:bookmark-start text:name="phase-one"/>Phase One<text:bookmark-end text:name="phase-one"/></text:h>
      <text:p text:style-name="First_20_paragraph">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I chose a tool set which drew on relevant design principles explored earlier (Resnick and Rosenbaum, 2013).</text:p>
      <text:p text:style-name="Text_20_body">The tools allow participants to create games using a combination of a free to use online tools. They comprise a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text:soft-page-break/>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p text:style-name="Text_20_body">Second iteration in May 2019 I drew on previous work with the MMU Faculty of Education drama department (Patterson et al., 2019) to create a simple drama process to give a simple external motivation and narrative to the creation of games for a fictional audience of visiting aliens.</text:p>
      <text:p text:style-name="Text_20_body">I also began the data gathering of . I recorded all interactions via use of 360 camera and screen capture of workstations and undertook post-course interviews with participants. Work on analysis of this data is contained in early results section below.</text:p>
      <text:h text:style-name="Heading_20_4" text:outline-level="4"><text:bookmark-start text:name="phase-four"/>Phase Four<text:bookmark-end text:name="phase-four"/></text:h>
      <text:p text:style-name="First_20_paragraph">Change to MakeCode</text:p>
      <text:section text:style-name="Sect1" text:name="ZOTERO_BIBL {&quot;uncited&quot;:[],&quot;omitted&quot;:[],&quot;custom&quot;:[]} CSL_BIBLIOGRAPHY RNDgHs8Mp6qjh">
        <text:p text:style-name="Bibliography_20_1">Barab, S., Squire, K., 2004. Design-Based Research: Putting a Stake in the Ground. Journal of the Learning Sciences 13, 1–14. https://doi.org/10.1207/s15327809jls1301_1</text:p>
        <text:p text:style-name="Bibliography_20_1">Barab, S.A., Thomas, M.K., Dodge, T., Squire, K., Newell, M., 2004. Critical Design Ethnography: Designing for Change. Anthropology &amp; Education Quarterly 35, 254–268. https://doi.org/10.1525/aeq.2004.35.2.254</text:p>
        <text:p text:style-name="Bibliography_20_1">Brown, A.L., 1992. Design experiments: Theoretical and methodological challenges in creating complex interventions in classroom settings. The journal of the learning sciences 2, 141–178.</text:p>
        <text:p text:style-name="Bibliography_20_1">Cobb, P., 1994. Where is the mind? Constructivist and sociocultural perspectives on mathematical development. Educational researcher 23, 13–20.</text:p>
        <text:p text:style-name="Bibliography_20_1">Cobb, P., Confrey, J., DiSessa, A., Lehrer, R., Schauble, L., 2003a. Design experiments in educational research. Educational researcher 32, 9–13.</text:p>
        <text:p text:style-name="Bibliography_20_1">Cobb, P., Confrey, J., Lehrer, R., Schauble, L., others, 2003b. Design experiments in educational research. Educational researcher 32, 9–13.</text:p>
        <text:p text:style-name="Bibliography_20_1">Downing-Wilson, D., Lecusay, R., Cole, M., 2011. Design experimentation and mutual appropriation: Two strategies for university/community collaborative after-school interventions. Theory &amp; Psychology 21, 656–680. https://doi.org/10.1177/0959354311414456</text:p>
        <text:p text:style-name="Bibliography_20_1">Easterday, M.W., Lewis, D.R., Gerber, E.M., 2014. Design-Based Research Process: Problems, Phases, and Applications.</text:p>
        <text:p text:style-name="Bibliography_20_1"><text:soft-page-break/>McKenney, S., Reeves, T.C., 2021. Educational design research: Portraying, conducting, and enhancing productive scholarship. Medical Education 55, 82–92. https://doi.org/10.1111/medu.14280</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ethodology</dc:title>
    <dc:creator>Mick Chesterman</dc:creator>
    <dc:date>2022-04-29T09:26:17.959104867</dc:date>
    <meta:editing-duration>PT3H27M17S</meta:editing-duration>
    <meta:editing-cycles>1</meta:editing-cycles>
    <meta:document-statistic meta:table-count="0" meta:image-count="0" meta:object-count="0" meta:page-count="8" meta:paragraph-count="83" meta:word-count="3057" meta:character-count="19976" meta:non-whitespace-character-count="17016"/>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6.0.5"&gt;&lt;session id="tXljnxdd"/&gt;&lt;style id="http://www.zotero.org/styles/elsevier-harvard" hasBibliography="1" bibliographyStyleHasBeenSet="1"/&gt;&lt;prefs&gt;&lt;pref name="fieldType" value="ReferenceMark"/&gt;&lt;/prefs&gt;&lt;/data&gt;</meta:user-defined>
  </office:meta>
</office:document-meta>
</file>